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4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</text:span><text:line-break/>Adiciona o total por linha ou coluna ou por ambos.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4T22:27:44Z</meta:creation-date>
    <dc:date>2023-08-14T22:27:4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4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